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5.58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8.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Arkusz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RF</text:p>
          </table:table-cell>
          <table:table-cell/>
          <table:table-cell office:value-type="string" calcext:value-type="string">
            <text:p>ESP8266</text:p>
          </table:table-cell>
          <table:table-cell/>
          <table:table-cell office:value-type="string" calcext:value-type="string">
            <text:p>Android REST </text:p>
          </table:table-cell>
          <table:table-cell/>
          <table:table-cell office:value-type="string" calcext:value-type="string">
            <text:p>waga HX7111 (inne też będą)</text:p>
          </table:table-cell>
          <table:table-cell/>
          <table:table-cell office:value-type="string" calcext:value-type="string">
            <text:p>ESP &amp; NRF</text:p>
          </table:table-cell>
          <table:table-cell/>
          <table:table-cell office:value-type="string" calcext:value-type="string">
            <text:p>Waga &amp; esp</text:p>
          </table:table-cell>
          <table:table-cell/>
          <table:table-cell office:value-type="string" calcext:value-type="string">
            <text:p>nrf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ttps://circuitdigest.com/microcontroller-projects/sending-sensor-data-to-android-phone-using-arduino-nrf24l01-over-bluetooth-ble</text:p>
          </table:table-cell>
          <table:table-cell/>
          <table:table-cell office:value-type="string" calcext:value-type="string">
            <text:p><text:a xlink:href="https://www.hackster.io/thanksmister/android-to-esp8266-comunication-a84f50" xlink:type="simple">https://www.hackster.io/thanksmister/android-to-esp8266-comunication-a84f50</text:a> </text:p>
          </table:table-cell>
          <table:table-cell/>
          <table:table-cell office:value-type="string" calcext:value-type="string">
            <text:p>https://code.tutsplus.com/pl/tutorials/android-from-scratch-using-rest-apis--cms-27117</text:p>
          </table:table-cell>
          <table:table-cell/>
          <table:table-cell office:value-type="string" calcext:value-type="string">
            <text:p>https://code.tutsplus.com/pl/tutorials/android-from-scratch-using-rest-apis--cms-27117</text:p>
          </table:table-cell>
          <table:table-cell/>
          <table:table-cell office:value-type="string" calcext:value-type="string">
            <text:p>https://how2electronics.com/esp8266-nrf24l01-gateway-arduino-node/</text:p>
          </table:table-cell>
          <table:table-cell/>
          <table:table-cell office:value-type="string" calcext:value-type="string">
            <text:p>https://tutorials-raspberrypi.com/esp8266-scale-weight-sensor-hx711/?fbclid=IwAR2nSr52GhuAmQXh38CDd44Lc9uGAjsvtwz5i4z0XhqGerPCZjze9xLaAGg</text:p>
          </table:table-cell>
          <table:table-cell/>
          <table:table-cell office:value-type="string" calcext:value-type="string">
            <text:p>https://nettigo.pl/products/modul-zgodny-z-nrf24l01-bezprzewodowa-tania-lacznosc-dla-arduino</text:p>
          </table:table-cell>
          <table:table-cell table:number-columns-repeated="1011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 calcext:value-type="string">
            <text:p>inne</text:p>
          </table:table-cell>
          <table:table-cell/>
          <table:table-cell office:value-type="string" calcext:value-type="string">
            <text:p>android to esp</text:p>
          </table:table-cell>
          <table:table-cell/>
          <table:table-cell office:value-type="string" calcext:value-type="string">
            <text:p>android to nrf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https://create.arduino.cc/projecthub/clementchamayou/how-to-monitor-a-beehive-with-arduino-nano-33ble-bluetooth-eabc0d?fbclid=IwAR1K_xLVttTB9bRqAP-NcLT-pz61oGCdLvJbx9bCLdTc2cIzgNUoB1q_CI4</text:p>
          </table:table-cell>
          <table:table-cell/>
          <table:table-cell office:value-type="string" calcext:value-type="string">
            <text:p>https://www.hackster.io/thanksmister/android-to-esp8266-comunication-a84f50</text:p>
          </table:table-cell>
          <table:table-cell/>
          <table:table-cell office:value-type="string" calcext:value-type="string">
            <text:p>https://circuitdigest.com/microcontroller-projects/sending-sensor-data-to-android-phone-using-arduino-nrf24l01-over-bluetooth-ble?fbclid=IwAR096uvf-SnJ6S_oDshi2R6U_rf-vRf4pz-QB_9EjtFWqMpKtXkJr3rhW74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1T17:50:21.290000000</dc:date>
    <meta:editing-duration>PT3M33S</meta:editing-duration>
    <meta:editing-cycles>1</meta:editing-cycles>
    <meta:document-statistic meta:table-count="1" meta:cell-count="20" meta:object-count="0"/>
    <meta:generator>LibreOffice/7.2.0.4$Windows_X86_64 LibreOffice_project/9a9c6381e3f7a62afc1329bd359cc48accb6435b</meta:generator>
  </office:meta>
</office:document-meta>
</file>